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6396" officeooo:paragraph-rsid="00186396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weight="normal" officeooo:rsid="00186396" officeooo:paragraph-rsid="00186396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kah-langkah menjalankan aplikasi</text:p>
      <text:list xml:id="list3607720870" text:style-name="L2">
        <text:list-item>
          <text:p text:style-name="P2">sebelum menjalankan aplikasi sesuaikan databasase dengan local kamu</text:p>
        </text:list-item>
        <text:list-item>
          <text:p text:style-name="P2">data sudah disediakan pada file init.sql</text:p>
        </text:list-item>
        <text:list-item>
          <text:p text:style-name="P2">jalankan project dengan cara go run main.g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2:10:09.645010135</meta:creation-date>
    <dc:date>2024-11-07T22:12:52.056611521</dc:date>
    <meta:editing-duration>PT2M43S</meta:editing-duration>
    <meta:editing-cycles>1</meta:editing-cycles>
    <meta:document-statistic meta:table-count="0" meta:image-count="0" meta:object-count="0" meta:page-count="1" meta:paragraph-count="4" meta:word-count="27" meta:character-count="192" meta:non-whitespace-character-count="172"/>
    <meta:generator>LibreOffice/7.3.7.2$Linux_X86_64 LibreOffice_project/30$Build-2</meta:generator>
  </office:meta>
</office:document-meta>
</file>